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Arial" fo:font-weight="normal" style:font-weight-asian="normal" style:font-weight-complex="normal"/>
    </style:style>
    <style:style style:name="P2" style:family="paragraph" style:parent-style-name="Standard">
      <style:text-properties style:font-name="Arial" fo:font-weight="normal" officeooo:rsid="000f9476" officeooo:paragraph-rsid="000f9476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officeooo:rsid="000f9476" officeooo:paragraph-rsid="000f9476" style:font-size-asian="20pt" style:font-size-complex="20pt"/>
    </style:style>
    <style:style style:name="P4" style:family="paragraph" style:parent-style-name="Standard">
      <style:text-properties style:font-name="Arial" fo:font-weight="bold" officeooo:rsid="000f9476" officeooo:paragraph-rsid="000f9476" style:font-weight-asian="bold" style:font-weight-complex="bold"/>
    </style:style>
    <style:style style:name="P5" style:family="paragraph" style:parent-style-name="Standard">
      <style:text-properties style:font-name="Arial" fo:font-size="18pt" fo:font-weight="bold" officeooo:rsid="000f9476" officeooo:paragraph-rsid="000f9476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Arial" fo:font-size="12pt" fo:font-weight="normal" officeooo:rsid="000f9476" officeooo:paragraph-rsid="000f9476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Arial"/>
    </style:style>
    <style:style style:name="P9" style:family="paragraph" style:parent-style-name="Heading_20_3">
      <style:text-properties style:font-name="Arial" fo:font-weight="normal" officeooo:paragraph-rsid="000f9476" style:font-weight-asian="normal" style:font-weight-complex="normal"/>
    </style:style>
    <style:style style:name="P10" style:family="paragraph" style:parent-style-name="Standard" style:list-style-name="L1">
      <style:text-properties style:font-name="Arial" fo:font-weight="normal" officeooo:rsid="000f9476" officeooo:paragraph-rsid="000f9476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0f9476" officeooo:paragraph-rsid="000f9476" style:font-weight-asian="normal" style:font-weight-complex="normal"/>
    </style:style>
    <style:style style:name="P12" style:family="paragraph" style:parent-style-name="Standard">
      <style:text-properties style:font-name="Arial" fo:font-size="15pt" fo:font-weight="bold" officeooo:rsid="000f9476" officeooo:paragraph-rsid="000f9476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Arial" fo:font-size="15pt" fo:font-weight="bold" officeooo:rsid="00107d28" officeooo:paragraph-rsid="00107d28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Arial" fo:font-size="12pt" fo:font-weight="bold" officeooo:rsid="000f9476" officeooo:paragraph-rsid="000f9476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Arial" fo:font-size="12pt" fo:font-weight="bold" officeooo:rsid="000f9476" officeooo:paragraph-rsid="00107d28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Arial" fo:font-size="12pt" fo:font-weight="normal" officeooo:rsid="000f9476" officeooo:paragraph-rsid="000f9476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fo:font-weight="normal" officeooo:rsid="000f9476" officeooo:paragraph-rsid="000f9476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fo:font-weight="normal" officeooo:rsid="0012343d" officeooo:paragraph-rsid="0012343d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8pt" fo:font-weight="bold" officeooo:rsid="000f9476" officeooo:paragraph-rsid="0012343d" style:font-size-asian="18pt" style:font-weight-asian="bold" style:font-size-complex="18pt" style:font-weight-complex="bold"/>
    </style:style>
    <style:style style:name="P20" style:family="paragraph" style:parent-style-name="Standard">
      <style:text-properties style:font-name="Arial" fo:font-size="18pt" fo:font-weight="bold" officeooo:rsid="0012343d" officeooo:paragraph-rsid="0012343d" style:font-size-asian="18pt" style:font-weight-asian="bold" style:font-size-complex="18pt" style:font-weight-complex="bold"/>
    </style:style>
    <style:style style:name="P21" style:family="paragraph" style:parent-style-name="Standard">
      <style:text-properties style:font-name="Arial" fo:font-size="12pt" fo:font-weight="normal" officeooo:rsid="000f9476" officeooo:paragraph-rsid="0012222b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rsid="000f9476" officeooo:paragraph-rsid="000f9476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8pt" fo:font-weight="normal" officeooo:rsid="000f9476" officeooo:paragraph-rsid="0012222b" style:font-size-asian="18pt" style:font-weight-asian="normal" style:font-size-complex="18pt" style:font-weight-complex="normal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26" style:family="paragraph" style:parent-style-name="Text_20_body" style:list-style-name="L2">
      <style:text-properties style:font-name="Arial"/>
    </style:style>
    <style:style style:name="P27" style:family="paragraph" style:parent-style-name="Text_20_body" style:list-style-name="L3">
      <style:paragraph-properties fo:margin-top="0cm" fo:margin-bottom="0cm" style:contextual-spacing="false"/>
      <style:text-properties style:font-name="Arial"/>
    </style:style>
    <style:style style:name="P28" style:family="paragraph" style:parent-style-name="Text_20_body" style:list-style-name="L3">
      <style:text-properties style:font-name="Arial"/>
    </style:style>
    <style:style style:name="P29" style:family="paragraph" style:parent-style-name="Text_20_body">
      <style:text-properties style:font-name="Arial" fo:font-size="12pt" fo:font-weight="normal" officeooo:rsid="000f9476" officeooo:paragraph-rsid="00107d28" style:font-size-asian="12pt" style:font-weight-asian="normal" style:font-size-complex="12pt" style:font-weight-complex="normal"/>
    </style:style>
    <style:style style:name="P30" style:family="paragraph" style:parent-style-name="Text_20_body" style:list-style-name="L3"/>
    <style:style style:name="P31" style:family="paragraph" style:parent-style-name="Text_20_body" style:list-style-name="L3">
      <style:text-properties officeooo:paragraph-rsid="000f9476"/>
    </style:style>
    <style:style style:name="P32" style:family="paragraph" style:parent-style-name="Text_20_body">
      <style:text-properties officeooo:paragraph-rsid="00139ab8"/>
    </style:style>
    <style:style style:name="T1" style:family="text">
      <style:text-properties officeooo:rsid="000f9476"/>
    </style:style>
    <style:style style:name="T2" style:family="text">
      <style:text-properties style:font-name="Arial"/>
    </style:style>
    <style:style style:name="T3" style:family="text">
      <style:text-properties style:font-name="Arial" officeooo:rsid="000f9476"/>
    </style:style>
    <style:style style:name="T4" style:family="text">
      <style:text-properties style:font-name="Arial" fo:font-size="12pt" officeooo:rsid="0012343d" style:font-size-asian="10.5pt" style:font-size-complex="1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officeooo:rsid="0012222b"/>
    </style:style>
    <style:style style:name="T7" style:family="text">
      <style:text-properties officeooo:rsid="0012343d"/>
    </style:style>
    <style:style style:name="T8" style:family="text">
      <style:text-properties officeooo:rsid="00139ab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ETTO INFORMATICO:</text:p>
      <text:p text:style-name="P4"><text:span text:style-name="T5">OBIETTIVO</text:span>:</text:p>
      <text:p text:style-name="P2">Sviluppare un progetto informatico con l'obiettivo di creare un'applicazione innovativa per la prenotazione dei migliori voli aerei in tutto il mondo. <text:s/></text:p>
      <text:p text:style-name="P2"/>
      <text:p text:style-name="P2"/>
      <text:p text:style-name="P5">IDENTIFICAZIONE DEGLI STAKEHOLDER:</text:p>
      <text:list xml:id="list3430898671" text:style-name="L1">
        <text:list-item>
          <text:p text:style-name="P10">clienti e viaggiatori sopra i 16 anni che utilizzano la piattaforma per prenotare i voli </text:p>
        </text:list-item>
        <text:list-item>
          <text:p text:style-name="P10">compagnie aeree che collaborano con la nostra piattaforma per offrire i loro voli </text:p>
        </text:list-item>
        <text:list-item>
          <text:p text:style-name="P10">investitori che hanno un interesse finanziario nell’azienda</text:p>
        </text:list-item>
        <text:list-item>
          <text:p text:style-name="P10">enti governativi che stabiliscono le normative riguardanti il settore dei viaggi e la protezione dei consumatori</text:p>
        </text:list-item>
        <text:list-item>
          <text:p text:style-name="P10">comunità locali in cui i viaggiatori di Beqiri Air si recano e che possono beneficiare dell’afflusso turistico</text:p>
        </text:list-item>
        <text:list-item>
          <text:p text:style-name="P10">giornalisti e blogger che possono influenzare la reputazione dell’azienda attraverso le loro recensioni e articoli</text:p>
        </text:list-item>
      </text:list>
      <text:p text:style-name="P2"/>
      <text:p text:style-name="P5"/>
      <text:p text:style-name="P5">ANALISI:</text:p>
      <text:h text:style-name="P9" text:outline-level="3">Requisiti Funzionali</text:h>
      <text:list xml:id="list3831359136" text:style-name="L2">
        <text:list-item>
          <text:p text:style-name="P24"><text:span text:style-name="Strong_20_Emphasis"><text:span text:style-name="T2">Ricerca voli</text:span></text:span><text:span text:style-name="T2">:</text:span></text:p>
          <text:list>
            <text:list-item>
              <text:p text:style-name="P25">Gli utenti devono poter cercare voli inserendo parametri come destinazione, date, numero di passeggeri e classe di viaggio.</text:p>
            </text:list-item>
          </text:list>
        </text:list-item>
        <text:list-item>
          <text:p text:style-name="P24"><text:span text:style-name="Strong_20_Emphasis"><text:span text:style-name="T2">Prenotazione voli</text:span></text:span><text:span text:style-name="T2">:</text:span></text:p>
          <text:list>
            <text:list-item>
              <text:p text:style-name="P25">Gli utenti devono poter prenotare voli direttamente dalla piattaforma, completando il processo con un pagamento sicuro.</text:p>
            </text:list-item>
          </text:list>
        </text:list-item>
        <text:list-item>
          <text:p text:style-name="P24"><text:span text:style-name="Strong_20_Emphasis"><text:span text:style-name="T2">Gestione prenotazioni</text:span></text:span><text:span text:style-name="T2">:</text:span></text:p>
          <text:list>
            <text:list-item>
              <text:p text:style-name="P25">Gli utenti devono avere la possibilità di visualizzare, modificare o cancellare le proprie prenotazioni.</text:p>
            </text:list-item>
          </text:list>
        </text:list-item>
        <text:list-item>
          <text:p text:style-name="P24"><text:span text:style-name="Strong_20_Emphasis"><text:span text:style-name="T2">Recensioni e valutazioni</text:span></text:span><text:span text:style-name="T2">:</text:span></text:p>
          <text:list>
            <text:list-item>
              <text:p text:style-name="P25">Gli utenti devono poter leggere e lasciare recensioni sui voli e sugli hotel per aiutare altri utenti nelle loro decisioni.</text:p>
            </text:list-item>
          </text:list>
        </text:list-item>
        <text:list-item>
          <text:p text:style-name="P24"><text:span text:style-name="Strong_20_Emphasis"><text:span text:style-name="T2">Supporto clienti</text:span></text:span><text:span text:style-name="T2">:</text:span></text:p>
          <text:list>
            <text:list-item>
              <text:p text:style-name="P25">Deve esserci un sistema di supporto che consenta agli utenti di contattare l'assistenza per domande o problemi.</text:p>
            </text:list-item>
          </text:list>
        </text:list-item>
        <text:list-item>
          <text:p text:style-name="P24"><text:span text:style-name="Strong_20_Emphasis"><text:span text:style-name="T2">Gestione dei pagamenti</text:span></text:span><text:span text:style-name="T2">:</text:span></text:p>
          <text:list>
            <text:list-item>
              <text:p text:style-name="P25">La piattaforma deve supportare diversi metodi di pagamento e garantire la sicurezza delle transazioni.</text:p>
            </text:list-item>
          </text:list>
        </text:list-item>
        <text:list-item>
          <text:p text:style-name="P24"><text:span text:style-name="Strong_20_Emphasis"><text:span text:style-name="T2">Notifiche</text:span></text:span><text:span text:style-name="T2">:</text:span></text:p>
          <text:list>
            <text:list-item>
              <text:p text:style-name="P25">Gli utenti devono ricevere notifiche per conferme di prenotazione, cambiamenti di volo o offerte speciali.</text:p>
            </text:list-item>
          </text:list>
        </text:list-item>
      </text:list>
      <text:p text:style-name="P8"/>
      <text:p text:style-name="P8"><text:soft-page-break/></text:p>
      <text:p text:style-name="P8"/>
      <text:list xml:id="list191557478026566" text:continue-numbering="true" text:style-name="L2">
        <text:list-item>
          <text:p text:style-name="P24"><text:span text:style-name="Strong_20_Emphasis"><text:span text:style-name="T2">Account utente</text:span></text:span><text:span text:style-name="T2">:</text:span></text:p>
          <text:list>
            <text:list-item>
              <text:p text:style-name="P26">Gli utenti devono poter creare e gestire un account personale per facilitare la gestione delle prenotazioni.</text:p>
            </text:list-item>
          </text:list>
        </text:list-item>
      </text:list>
      <text:p text:style-name="P7"/>
      <text:h text:style-name="P1" text:outline-level="3">Requisiti Non Funzionali</text:h>
      <text:list xml:id="list1608549775" text:style-name="L3">
        <text:list-item>
          <text:p text:style-name="P30"><text:span text:style-name="Strong_20_Emphasis"><text:span text:style-name="T2">Usabilità</text:span></text:span><text:span text:style-name="T2">:</text:span></text:p>
          <text:list>
            <text:list-item>
              <text:p text:style-name="P27">L'interfaccia deve essere <text:span text:style-name="T1">user friendly</text:span>.</text:p>
            </text:list-item>
          </text:list>
        </text:list-item>
        <text:list-item>
          <text:p text:style-name="P30"><text:span text:style-name="Strong_20_Emphasis"><text:span text:style-name="T2">Performance</text:span></text:span><text:span text:style-name="T2">:</text:span></text:p>
          <text:list>
            <text:list-item>
              <text:p text:style-name="P27">La piattaforma deve caricarsi rapidamente e gestire <text:span text:style-name="T1">molte</text:span> richieste senza rallentamenti.</text:p>
            </text:list-item>
          </text:list>
        </text:list-item>
        <text:list-item>
          <text:p text:style-name="P30"><text:span text:style-name="Strong_20_Emphasis"><text:span text:style-name="T2">Sicurezza</text:span></text:span><text:span text:style-name="T2">:</text:span></text:p>
          <text:list>
            <text:list-item>
              <text:p text:style-name="P27">Deve garantire la protezione dei dati personali e finanziari degli utenti tramite crittografia e altre misure di sicurezza.</text:p>
            </text:list-item>
          </text:list>
        </text:list-item>
        <text:list-item>
          <text:p text:style-name="P30"><text:span text:style-name="Strong_20_Emphasis"><text:span text:style-name="T2">Scalabilità</text:span></text:span><text:span text:style-name="T2">:</text:span></text:p>
          <text:list>
            <text:list-item>
              <text:p text:style-name="P27">La piattaforma deve essere in grado di crescere e gestire un numero crescente di utenti e prenotazioni senza compromettere le performance.</text:p>
            </text:list-item>
          </text:list>
        </text:list-item>
        <text:list-item>
          <text:p text:style-name="P30"><text:span text:style-name="Strong_20_Emphasis"><text:span text:style-name="T2">Compatibilità</text:span></text:span><text:span text:style-name="T2">:</text:span></text:p>
          <text:list>
            <text:list-item>
              <text:p text:style-name="P27">Deve essere accessibile su diverse piattaforme (desktop, mobile) e browser, garantendo un'esperienza coerente.</text:p>
            </text:list-item>
          </text:list>
        </text:list-item>
        <text:list-item>
          <text:p text:style-name="P30"><text:span text:style-name="Strong_20_Emphasis"><text:span text:style-name="T2">Localizzazione</text:span></text:span><text:span text:style-name="T2">:</text:span></text:p>
          <text:list>
            <text:list-item>
              <text:p text:style-name="P27">La piattaforma deve supportare diverse lingue e valute per servire un pubblico globale.</text:p>
            </text:list-item>
          </text:list>
        </text:list-item>
        <text:list-item>
          <text:p text:style-name="P30"><text:span text:style-name="Strong_20_Emphasis"><text:span text:style-name="T2">Accessibilità</text:span></text:span><text:span text:style-name="T2">:</text:span></text:p>
          <text:list>
            <text:list-item>
              <text:p text:style-name="P27">Deve essere progettata in modo da essere utilizzabile anche da persone con disabilità.</text:p>
            </text:list-item>
          </text:list>
        </text:list-item>
        <text:list-item>
          <text:p text:style-name="P31"><text:span text:style-name="Strong_20_Emphasis"><text:span text:style-name="T3">Comfomità</text:span></text:span><text:span text:style-name="T2">:</text:span></text:p>
          <text:list>
            <text:list-item>
              <text:p text:style-name="P28">Deve rispettare le normative e le leggi locali e internazionali riguardanti il settore dei viaggi e la protezione dei dati.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nalisi della concorrenza:</text:p>
      <text:p text:style-name="P12"/>
      <text:p text:style-name="P12">Eadrams</text:p>
      <text:p text:style-name="P12"/>
      <text:p text:style-name="P14">punti di forza: </text:p>
      <text:p text:style-name="P6">eadreams offre una vasta gamma di voli e tariffe vantaggiose rendendola attraente per i viaggiatori, <text:s/>inoltre dispone di un servizio clienti accessibile e permette agli utenti di recensire la propria esperienza. Dal punto di vista grafico è progettato in maniera intuitiva facilitando la navigazione.</text:p>
      <text:p text:style-name="P6"/>
      <text:p text:style-name="P14">punti di debolezza:</text:p>
      <text:p text:style-name="P17">durante i picchi di traffico molti utenti segnalano problemi tecnici o malfunzionamenti nella piattaforma, inoltre le spese extra per cambiamenti e cancellazioni sono elevate e portano frustrazioni tra gli utenti. Oltre a ciò, nonostante ci sia supporto disponibile i tempi di risposta dell’applicazione possono essere lenti o non soddisfacenti e le informazioni sui prezzi non sono completamente sempre chiare le quali portano a confusione sui costi finali.</text:p>
      <text:p text:style-name="P17"/>
      <text:p text:style-name="P17"/>
      <text:p text:style-name="P13">Expedia</text:p>
      <text:p text:style-name="P13"/>
      <text:p text:style-name="P15">punti di forza: </text:p>
      <text:p text:style-name="P29">Expedia offre un'ampia gamma di servizi per la prenotazione di voli, hotel e pacchetti vacanza, con recensioni dettagliate che aiutano gli utenti a prendere decisioni informate. Le frequenti promozioni e il programma di fidelizzazione Expedia Rewards aggiungono ulteriore valore. Inoltre, la piattaforma è user-friendly e offre un servizio clienti attivo 24/7.</text:p>
      <text:p text:style-name="P15">punti di debolezza:</text:p>
      <text:p text:style-name="P29">D'altra parte, Expedia ha commissioni elevate e poco chiare per modifiche e cancellazioni, oltre a problemi tecnici segnalati durante i picchi di traffico. Il servizio clienti può essere inefficiente, con tempi di attesa lunghi. Inoltre, la disponibilità di offerte può variare in base alla destinazione, e i prezzi cambiano rapidamente, creando confusione tra gli utenti.</text:p>
      <text:p text:style-name="P29"/>
      <text:p text:style-name="P19">Analisi d<text:span text:style-name="T7">i fattibilitá</text:span>:</text:p>
      <text:p text:style-name="P21">L'analisi di fattibilità del progetto per l'applicazione di prenotazione voli evidenzia la possibilità di realizzare il progetto grazie a tecnologie moderne come architetture cloud, microservizi e protocolli di sicurezza avanzati. Dal punto di vista economico, il progetto richiede un investimento iniziale significativo, ma può generare un buon ritorno economico entro 2-3 anni tramite commissioni, <text:span text:style-name="T7">collaborazioni</text:span> e servizi aggiuntivi. Operativamente, un'organizzazione adeguata del team e un'efficiente assistenza clienti garanti<text:span text:style-name="T7">r</text:span>anno il successo gestionale, mentre l'espansione internazionale richiederà pianificazione strategica. Tempisticamente, il lancio iniziale è previsto entro 12-18 mesi, con sviluppi continui. Infine, il mercato delle prenotazioni online è competitivo, ma esiste la possibilità di distinguersi grazie a trasparenza sui prezzi, servizio clienti eccellente e una user experience superiore. </text:p>
      <text:p text:style-name="P23"><text:s/></text:p>
      <text:p text:style-name="P23"/>
      <text:p text:style-name="P20"><text:soft-page-break/>Personas e user stories:</text:p>
      <text:p text:style-name="P18"/>
      <text:p text:style-name="P32"><text:span text:style-name="Strong_20_Emphasis"><text:span text:style-name="T4">Marco, Il Genitore Organizzato</text:span></text:span></text:p>
      <text:p text:style-name="P32"><text:span text:style-name="Strong_20_Emphasis">User Story</text:span>: Come genitore, voglio trovare voli economici e adatti alla mia famiglia, con informazioni chiare su servizi e politiche sui bagagli, in modo da pianificare il viaggio senza sorprese o complicazioni.</text:p>
      <text:p text:style-name="P32"><text:span text:style-name="Strong_20_Emphasis">Paolo, L’Imprenditore</text:span></text:p>
      <text:p text:style-name="P32"><text:span text:style-name="Strong_20_Emphasis">User Story</text:span>: Come imprenditore, voglio prenotare voli in modo rapido e semplice, anche all'ultimo minuto, in modo da gestire i miei viaggi di lavoro in modo efficiente senza perdite di tempo.</text:p>
      <text:p text:style-name="P18"/>
      <text:p text:style-name="P6"/>
      <text:p text:style-name="P2"><text:tab/><text:tab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2T12:11:06.481000000</meta:creation-date>
    <dc:date>2024-10-06T19:15:39.514000000</dc:date>
    <meta:editing-duration>PT1H34M45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4" meta:paragraph-count="65" meta:word-count="849" meta:character-count="5838" meta:non-whitespace-character-count="5079"/>
  </office:meta>
</office:document-meta>
</file>